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automatic-styles>
    <style:style style:name="Table1" style:family="table">
      <style:table-properties style:width="3.125in" fo:margin-left="1.9417in" table:align="left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2.253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Sawasdee" fo:font-size="20pt" fo:font-weight="bold" officeooo:rsid="0004aeb4" officeooo:paragraph-rsid="0004aeb4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Sawasdee" officeooo:rsid="0004aeb4" officeooo:paragraph-rsid="0004aeb4"/>
    </style:style>
    <style:style style:name="P3" style:family="paragraph" style:parent-style-name="Standard">
      <style:paragraph-properties fo:text-align="center" style:justify-single-word="false"/>
      <style:text-properties style:font-name="Sawasdee" officeooo:rsid="0004aeb4" officeooo:paragraph-rsid="0004aeb4"/>
    </style:style>
    <style:style style:name="P4" style:family="paragraph" style:parent-style-name="Table_20_Contents">
      <style:text-properties style:font-name="Sawasdee" fo:font-weight="bold" officeooo:rsid="000591f1" officeooo:paragraph-rsid="000591f1" style:font-weight-asian="bold" style:font-weight-complex="bold"/>
    </style:style>
    <style:style style:name="P5" style:family="paragraph" style:parent-style-name="Table_20_Contents">
      <style:text-properties style:font-name="Sawasdee" officeooo:rsid="000708a7" officeooo:paragraph-rsid="000708a7"/>
    </style:style>
    <style:style style:name="P6" style:family="paragraph" style:parent-style-name="Standard">
      <style:paragraph-properties fo:text-align="justify" style:justify-single-word="false"/>
      <style:text-properties style:font-name="Sawasdee" fo:font-size="14pt" fo:font-weight="bold" officeooo:rsid="0004aeb4" officeooo:paragraph-rsid="0004aeb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Sawasdee" fo:font-size="14pt" fo:font-weight="bold" officeooo:rsid="000926bb" officeooo:paragraph-rsid="000926b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bold" officeooo:rsid="0004aeb4" officeooo:paragraph-rsid="000708a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bold" officeooo:rsid="0008da6e" officeooo:paragraph-rsid="0008da6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normal" officeooo:rsid="0004aeb4" officeooo:paragraph-rsid="0004aeb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normal" officeooo:rsid="0004aeb4" officeooo:paragraph-rsid="000708a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normal" officeooo:rsid="0004aeb4" officeooo:paragraph-rsid="000818c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normal" officeooo:rsid="000818c0" officeooo:paragraph-rsid="000818c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normal" officeooo:rsid="0008da6e" officeooo:paragraph-rsid="0008da6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normal" officeooo:rsid="000926bb" officeooo:paragraph-rsid="000926b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Sawasdee" fo:font-size="14pt" fo:language="fr" fo:country="FR" fo:font-style="italic" fo:font-weight="normal" officeooo:rsid="000818c0" officeooo:paragraph-rsid="000818c0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Sawasdee" fo:font-size="14pt" fo:font-weight="normal" officeooo:rsid="000926bb" officeooo:paragraph-rsid="000926b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Sawasdee" fo:font-size="14pt" fo:font-weight="normal" officeooo:rsid="000926bb" officeooo:paragraph-rsid="0009db8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Sawasdee" fo:font-size="14pt" fo:font-style="italic" fo:font-weight="normal" officeooo:rsid="000818c0" officeooo:paragraph-rsid="000818c0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Sawasdee" officeooo:rsid="0004aeb4" officeooo:paragraph-rsid="0004aeb4"/>
    </style:style>
    <style:style style:name="P21" style:family="paragraph" style:parent-style-name="Standard">
      <style:paragraph-properties fo:text-align="center" style:justify-single-word="false"/>
      <style:text-properties style:font-name="Sawasdee" officeooo:rsid="0004aeb4" officeooo:paragraph-rsid="0004aeb4"/>
    </style:style>
    <style:style style:name="P22" style:family="paragraph" style:parent-style-name="Standard">
      <style:paragraph-properties fo:text-align="justify" style:justify-single-word="false"/>
      <style:text-properties style:font-name="Sawasdee" officeooo:rsid="000926bb" officeooo:paragraph-rsid="000926bb"/>
    </style:style>
    <style:style style:name="P23" style:family="paragraph" style:parent-style-name="Standard">
      <style:paragraph-properties fo:text-align="justify" style:justify-single-word="false"/>
      <style:text-properties style:font-name="Sawasdee" officeooo:rsid="000926bb" officeooo:paragraph-rsid="0009db83"/>
    </style:style>
    <style:style style:name="P24" style:family="paragraph">
      <style:paragraph-properties fo:text-align="center"/>
    </style:style>
    <style:style style:name="T1" style:family="text">
      <style:text-properties officeooo:rsid="0005d00f"/>
    </style:style>
    <style:style style:name="T2" style:family="text">
      <style:text-properties officeooo:rsid="000708a7"/>
    </style:style>
    <style:style style:name="T3" style:family="text">
      <style:text-properties officeooo:rsid="000818c0"/>
    </style:style>
    <style:style style:name="T4" style:family="text">
      <style:text-properties officeooo:rsid="000926bb"/>
    </style:style>
    <style:style style:name="T5" style:family="text">
      <style:text-properties officeooo:rsid="0009db83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09db83" style:font-size-asian="14pt" style:font-weight-asian="normal" style:font-size-complex="14pt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RDV Client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e</text:p>
          </table:table-cell>
          <table:table-cell table:style-name="Table1.B1" office:value-type="string">
            <text:p text:style-name="P5">30 octobre 2023 à 14h50</text:p>
          </table:table-cell>
        </table:table-row>
        <table:table-row>
          <table:table-cell table:style-name="Table1.A2" office:value-type="string">
            <text:p text:style-name="P4">Groupe</text:p>
          </table:table-cell>
          <table:table-cell table:style-name="Table1.B2" office:value-type="string">
            <text:p text:style-name="P5">Benoit PaiROB</text:p>
          </table:table-cell>
        </table:table-row>
        <table:table-row>
          <table:table-cell table:style-name="Table1.A2" office:value-type="string">
            <text:p text:style-name="P4">PO</text:p>
          </table:table-cell>
          <table:table-cell table:style-name="Table1.B2" office:value-type="string">
            <text:p text:style-name="P5">Titouan Belier</text:p>
          </table:table-cell>
        </table:table-row>
      </table:table>
      <text:p text:style-name="P3"/>
      <text:p text:style-name="P2"/>
      <text:p text:style-name="P6"><text:span text:style-name="T1">Attentes</text:span> client :</text:p>
      <text:p text:style-name="P6"/>
      <text:p text:style-name="P19">Généralités :</text:p>
      <text:p text:style-name="P10">- <text:span text:style-name="T2">Solution technique à la discrétion du développeur,</text:span></text:p>
      <text:p text:style-name="P11">- <text:span text:style-name="T2">Pas de budget maximal défini pour le moment, proposer un budget au plus bas en fonction des fonctionnalité</text:span><text:span text:style-name="T3">s</text:span><text:span text:style-name="T2"> disponible</text:span><text:span text:style-name="T3">s </text:span><text:span text:style-name="T2">(à revoir à la prochaine réunion),</text:span></text:p>
      <text:p text:style-name="P11">- <text:span text:style-name="T2">Derniers livrables à fournir pour le 10 novembre 2023,</text:span></text:p>
      <text:p text:style-name="P12">- <text:span text:style-name="T3">Sécurité à prévoir pour les personnes dans l’environnement du robot,</text:span></text:p>
      <text:p text:style-name="P12"><text:span text:style-name="T3">- Sécurité informatique à prévoir.</text:span></text:p>
      <text:p text:style-name="P12"/>
      <text:p text:style-name="P16">Technique :</text:p>
      <text:p text:style-name="P13">- Le robot doit tenir dans une caisse de 80x80x80 cm,</text:p>
      <text:p text:style-name="P13">- Le robot ne doit ramasser que les balles,</text:p>
      <text:p text:style-name="P13">- Les balles peuvent être de différentes couleurs, tailles et matières,</text:p>
      <text:p text:style-name="P13">- Autonomie : Le robot doit pouvoir fonctionner pendant plusieurs heures. Le robot doit pouvoir se recharger tout seul,</text:p>
      <text:p text:style-name="P13">- Le robot doit pouvoir fonctionner avec ou sans luminosité extérieure,</text:p>
      <text:p text:style-name="P13">- Environnements : tous types de terrains et tous type de temps (météo),</text:p>
      <text:p text:style-name="P13">- <text:span text:style-name="T4">Pas d’interface à prévoir,</text:span></text:p>
      <text:p text:style-name="P13">- <text:span text:style-name="T4">Terrain plat, pas d’obstacle à franchir,</text:span></text:p>
      <text:p text:style-name="P13">- <text:span text:style-name="T4">Pas nécessité de soulèvement de balle, les balles seront à mettre dans une zone définie sur le terrain.</text:span></text:p>
      <text:p text:style-name="P13"/>
      <text:p text:style-name="P9"><text:soft-page-break/>Engagement Développeur :</text:p>
      <text:p text:style-name="P9"/>
      <text:p text:style-name="P14">- Plusieurs options sont à prévoir en fonction des fonctionnalités disponible<text:span text:style-name="T4">s</text:span> sur le robot. Le développeur s’engage à fournir plusieurs scénario<text:span text:style-name="T4">s</text:span> pour la prochaine réunion afin de définir les délais et le budget,</text:p>
      <text:p text:style-name="P14">- La contrainte technique « <text:span text:style-name="T3">Le robot doit tenir dans une caisse de 80x80x80 cm. » </text:span>sera prise en compte pour les fonctionnalités de base du robot,</text:p>
      <text:p text:style-name="P14">- La contrainte technique « <text:span text:style-name="T3">Le robot ne doit ramasser que les balles. » </text:span>sera prise en compte pour les fonctionnalités de base du robot,</text:p>
      <text:p text:style-name="P14">- La contrainte technique « <text:span text:style-name="T3">Les balles peuvent d’être de différentes couleurs, tailles et matières. » </text:span>sera prise en compte pour les fonctionnalités de base du robot,</text:p>
      <text:p text:style-name="P14">- L’autonomie envisagée sera présentée lors de la prochaine réunion,</text:p>
      <text:p text:style-name="P15">- Les contraintes techniques de luminosité et d’environnement sont à rediscuter en fonction des différents scénarios.</text:p>
      <text:p text:style-name="P8"/>
      <text:p text:style-name="P8"><text:span text:style-name="T2">Livrables : </text:span></text:p>
      <text:p text:style-name="P8"/>
      <text:p text:style-name="P11"><text:span text:style-name="T2">- Compte-rendu de chaque réunion,</text:span></text:p>
      <text:p text:style-name="P11">- <text:span text:style-name="T4">Modèle Gazebo du robot,</text:span></text:p>
      <text:p text:style-name="P11"><text:span text:style-name="T2">- Package de l’application.</text:span></text:p>
      <text:p text:style-name="P20"/>
      <text:p text:style-name="P7">Dates des réunions :</text:p>
      <text:p text:style-name="P7"/>
      <text:p text:style-name="P17">- <text:span text:style-name="T5">mardi 31 octobre 2023 le matin</text:span></text:p>
      <text:p text:style-name="P17">- <text:span text:style-name="T5">mercredi 8 novembre 2023 le matin</text:span></text:p>
      <text:p text:style-name="P18">- <text:span text:style-name="T5">mercredi 8 novembre 2023 l’après-midi</text:span></text:p>
      <text:p text:style-name="P18">- <text:span text:style-name="T5">jeudi 9 novembre 2023 le matin</text:span></text:p>
      <text:p text:style-name="P18">- <text:span text:style-name="T5">vendredi 10 novemre 2023 le matin</text:span></text:p>
      <text:p text:style-name="P23"><text:span text:style-name="T6">- </text:span><text:span text:style-name="T7">vendredi 10 novembre 2023 l’après-midi</text:span></text:p>
      <text:p text:style-name="P20"/>
      <text:p text:style-name="P20"/>
      <text:p text:style-name="P22"><draw:path text:anchor-type="paragraph" draw:z-index="0" draw:name="Bézier curve 2" draw:style-name="gr1" draw:text-style-name="P24" svg:width="0.5in" svg:height="0.5161in" draw:transform="rotate (-1.11247286522119) translate (6.1070076854714in 0.426000562468875in)" svg:viewBox="0 0 1271 1312" svg:d="M11 1008c307 24 814-132 911 161 98 297-495 49-712-21-341-109 49-347 238-357 343-19 83 746 249 205 52-170 624-111 382 147-155 166-11-477-227-544-209-65-404-171-621-204-619-94 192-3 273 32 122 53 840 213 158 181-202-10-481-145-490-345-13-314 313-72 423 188 90 211 338-332 568-400l108-51"><text:p/></draw:path>Signature Client : <text:s text:c="54"/>Signature Développeur 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7:33:27.161744212</meta:creation-date>
    <dc:date>2023-10-30T16:04:37.878936045</dc:date>
    <meta:editing-duration>PT11M40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43" meta:word-count="394" meta:character-count="2384" meta:non-whitespace-character-count="1978"/>
  </office:meta>
</office:document-meta>
</file>